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Luzarowski </text:p>
      <text:p text:style-name="P1">mluzarow@purdue.edu</text:p>
      <text:p text:style-name="P1">Assignment 6.6</text:p>
      <text:p text:style-name="P1"/>
      <text:p text:style-name="P2">6a) One could, using a very smooth tile or the like as a control, push an cube along the surface <text:s/>to be tested and compare the amount of time the cube was in motion on said surface to the control.</text:p>
      <text:p text:style-name="P2"/>
      <text:p text:style-name="P2">6b) The degree of roughness of the sole of a tennis shoe also matters; <text:s/>in order for the player to have a play the game without getting hurt, the shoes must grip the ground quite well, requiring a rough sole. <text:s/>In order to measure the roughness of the shoe, one could find a shoe with no special sole with approximately the same weight and material and see which one slides further on a very smooth surface.</text:p>
      <text:p text:style-name="P2"/>
      <text:p text:style-name="P2">6c) I define roughness as the amount and magnitude of protrusions from a surface as compared to the perfect, smooth state of the surface. <text:s/>The definition itself will not change based on object as the idea of roughness is universal; however, the magnitude or amount of protrusions that require said object's roughness to be “useful” quite possibly might chan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02:11:29.76</meta:creation-date>
    <dc:date>2011-02-17T02:36:56.90</dc:date>
    <meta:editing-duration>PT00H25M26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181" meta:character-count="1011"/>
  </office:meta>
</office:document-meta>
</file>